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11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3.8362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201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409in" fo:break-before="auto" style:use-optimal-row-height="true"/>
    </style:style>
    <style:style style:name="ro4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<text:span text:style-name="T1">Aussagen</text:span></text:p>
          </table:table-cell>
          <table:table-cell table:style-name="ce1" office:value-type="string">
            <text:p><text:span text:style-name="T1">Ja/Nein/</text:span></text:p>
            <text:p><text:span text:style-name="T1">Enthaltung</text:span></text:p>
          </table:table-cell>
          <table:table-cell table:style-name="ce1" office:value-type="string">
            <text:p><text:span text:style-name="T1">Begründung</text:span></text:p>
          </table:table-cell>
          <table:table-cell table:style-name="ce2"/>
        </table:table-row>
        <table:table-row table:style-name="ro2">
          <table:table-cell office:value-type="string">
            <text:p>Fachschaften sollten finanziell gestärkt werden.</text:p>
          </table:table-cell>
          <table:table-cell table:number-columns-repeated="3"/>
        </table:table-row>
        <table:table-row table:style-name="ro2">
          <table:table-cell office:value-type="string">
            <text:p>Hybride Lehre sollte durch Vorlesungsvideos gestärkt werden.</text:p>
          </table:table-cell>
          <table:table-cell table:number-columns-repeated="3"/>
        </table:table-row>
        <table:table-row table:style-name="ro3">
          <table:table-cell office:value-type="string">
            <text:p>Es müssen Verbesserungsmaßnahmen zum Kosten-Nutzen </text:p>
            <text:p>Verhältnis der Studierendenzeitung akduell getroffen werden.</text:p>
          </table:table-cell>
          <table:table-cell table:number-columns-repeated="3"/>
        </table:table-row>
        <table:table-row table:style-name="ro3">
          <table:table-cell office:value-type="string">
            <text:p>Die Anmeldung und Abmeldung für Klausuren sollten jederzeit</text:p>
            <text:p>Möglich sein.</text:p>
          </table:table-cell>
          <table:table-cell table:number-columns-repeated="3"/>
        </table:table-row>
        <table:table-row table:style-name="ro3">
          <table:table-cell office:value-type="string">
            <text:p>Der AStA sollte sich politisch auf die hochschulrelevanten </text:p>
            <text:p>Themen konzentrieren.</text:p>
          </table:table-cell>
          <table:table-cell table:number-columns-repeated="3"/>
        </table:table-row>
        <table:table-row table:style-name="ro3">
          <table:table-cell office:value-type="string">
            <text:p>Die UDE sollte sich stärker zu der Souveränität Israels und </text:p>
            <text:p>Unseren israelischen Partneruniversitäten bekennen.</text:p>
          </table:table-cell>
          <table:table-cell table:number-columns-repeated="3"/>
        </table:table-row>
        <table:table-row table:style-name="ro3">
          <table:table-cell office:value-type="string">
            <text:p>Es sollte eine Pflicht zur Gendergerechtensprache in offiziellen</text:p>
            <text:p>Dokumenten der Universität geben.</text:p>
          </table:table-cell>
          <table:table-cell table:number-columns-repeated="3"/>
        </table:table-row>
        <table:table-row table:style-name="ro3">
          <table:table-cell office:value-type="string">
            <text:p>In Hausarbeiten oder sonstigen wissenschaftlichen Arbeiten </text:p>
            <text:p>Sollte es eine Pflicht zur Gendergerechtensprache geben.</text:p>
          </table:table-cell>
          <table:table-cell table:number-columns-repeated="3"/>
        </table:table-row>
        <table:table-row table:style-name="ro3">
          <table:table-cell office:value-type="string">
            <text:p>Die Berechnung des BAföG-Satzes sollte die Inflation </text:p>
            <text:p>Miteinbeziehen.</text:p>
          </table:table-cell>
          <table:table-cell table:number-columns-repeated="3"/>
        </table:table-row>
        <table:table-row table:style-name="ro3">
          <table:table-cell office:value-type="string">
            <text:p>Die Studierenden sollten bei finanziellen Notlagen das Essen </text:p>
            <text:p>In der Mensa und in der Cafeteria subventioniert bekommen.</text:p>
          </table:table-cell>
          <table:table-cell table:number-columns-repeated="3"/>
        </table:table-row>
        <table:table-row table:style-name="ro3">
          <table:table-cell office:value-type="string">
            <text:p>Das Sozialdarlehen ist ein zinsfreies Darlehen für Studierende</text:p>
            <text:p>In finanziellen Notlagen. Es soll unterstützt und gefördert werden.</text:p>
          </table:table-cell>
          <table:table-cell table:number-columns-repeated="3"/>
        </table:table-row>
        <table:table-row table:style-name="ro2">
          <table:table-cell office:value-type="string">
            <text:p>Das Semesterticket soll weiterhin deutschlandweit gültig sein.</text:p>
          </table:table-cell>
          <table:table-cell table:number-columns-repeated="3"/>
        </table:table-row>
        <table:table-row table:style-name="ro3">
          <table:table-cell office:value-type="string">
            <text:p>Die Studierendenwerke müssen vom Land mehr Gelder erhalten,</text:p>
            <text:p>Damit die Kosten nicht an die Studierenden weitergetragen werden.</text:p>
          </table:table-cell>
          <table:table-cell table:number-columns-repeated="3"/>
        </table:table-row>
        <table:table-row table:style-name="ro4">
          <table:table-cell office:value-type="string">
            <text:p>Der Semesterbeitrag darf nicht weiter steigen. Der Allgemeine </text:p>
            <text:p>Studierendenausschuss soll weiterhin mit seinem bisherigen Anteil </text:p>
            <text:p>Von 16€ pro Studierenden auskommen.</text:p>
          </table:table-cell>
          <table:table-cell table:number-columns-repeated="3"/>
        </table:table-row>
        <table:table-row table:style-name="ro3">
          <table:table-cell office:value-type="string">
            <text:p>Es sollte ein günstiges, auch offline verfügbares Semesterticket mit </text:p>
            <text:p>Fahrradmitnahme/Personenmitnahme geben.</text:p>
          </table:table-cell>
          <table:table-cell table:number-columns-repeated="3"/>
        </table:table-row>
        <table:table-row table:style-name="ro3">
          <table:table-cell office:value-type="string">
            <text:p>Die begrenzte Anzahl an Prüfungsversuchen soll abgeschafft </text:p>
            <text:p>Werden.</text:p>
          </table:table-cell>
          <table:table-cell table:number-columns-repeated="3"/>
        </table:table-row>
        <table:table-row table:style-name="ro3">
          <table:table-cell office:value-type="string">
            <text:p>Am Campus sollten kostenlose Menstruationsprodukte zur </text:p>
            <text:p>Verfügung stehen.</text:p>
          </table:table-cell>
          <table:table-cell table:number-columns-repeated="3"/>
        </table:table-row>
        <table:table-row table:style-name="ro3">
          <table:table-cell office:value-type="string">
            <text:p>Flächen sollten entsiegelt und mehr Aufenthaltsplätzen im Grünen </text:p>
            <text:p>Geschaffen werden.</text:p>
          </table:table-cell>
          <table:table-cell table:number-columns-repeated="3"/>
        </table:table-row>
        <table:table-row table:style-name="ro2">
          <table:table-cell office:value-type="string">
            <text:p>Cafeten und Bibliotheken sollten länger geöffnet sein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2">06/02/2024</text:date>, <text:time>23:4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4-06-02T23:42:25</dc:date>
    <dc:creator>Jan Koch</dc:creator>
    <meta:document-statistic meta:table-count="1" meta:cell-count="22" meta:object-count="0"/>
  </office:meta>
</office:document-meta>
</file>